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e7" style:family="table-cell" style:parent-style-name="Default" style:data-style-name="N2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14">
      <style:table-cell-properties fo:border="thin solid #000000" fo:background-color="transparent"/>
    </style:style>
    <style:style style:name="ce14" style:family="table-cell" style:parent-style-name="Default" style:data-style-name="N48">
      <style:table-cell-properties fo:border="thin solid #000000"/>
    </style:style>
    <style:style style:name="ce15" style:family="table-cell" style:parent-style-name="Default" style:data-style-name="N2">
      <style:table-cell-properties fo:border="thin solid #000000"/>
    </style:style>
    <style:style style:name="ce16" style:family="table-cell" style:parent-style-name="Default" style:data-style-name="N2">
      <style:table-cell-properties fo:border="thin solid #000000"/>
    </style:style>
    <style:style style:name="ce17" style:family="table-cell" style:parent-style-name="Default" style:data-style-name="N14">
      <style:table-cell-properties fo:border="thin solid #000000"/>
    </style:style>
    <style:style style:name="ce18" style:family="table-cell" style:parent-style-name="Default" style:data-style-name="N48">
      <style:table-cell-properties fo:border="thin solid #000000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48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2">
      <style:table-cell-properties fo:border="thin solid #000000" style:vertical-align="middle" style:repeat-content="false"/>
      <style:paragraph-properties fo:text-align="end" fo:margin-right="0cm"/>
    </style:style>
    <style:style style:name="ce24" style:family="table-cell" style:parent-style-name="Default" style:data-style-name="N14">
      <style:table-cell-properties fo:border="thin solid #000000" style:vertical-align="middle" style:repeat-content="false"/>
      <style:paragraph-properties fo:text-align="start" fo:margin-left="0cm"/>
    </style:style>
    <style:style style:name="ce25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49">
      <style:table-cell-properties fo:border="thin solid #000000"/>
    </style:style>
    <style:style style:name="ce27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28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4528125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65906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15pt" style:use-optimal-row-height="true" fo:break-before="auto"/>
    </style:style>
    <style:style style:name="ro2" style:family="table-row">
      <style:table-row-properties style:row-height="13.05pt" style:use-optimal-row-height="false" fo:break-before="auto"/>
    </style:style>
    <style:style style:name="ro3" style:family="table-row">
      <style:table-row-properties style:row-height="1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0" style:family="table-cell" style:parent-style-name="Default" style:data-style-name="N0">
      <style:table-cell-properties fo:border="thin solid #000000"/>
      <style:map style:condition="of:cell-content()&lt;[.$L$10]" style:apply-style-name="cf1" style:base-cell-address="Sheet1.F10"/>
    </style:style>
    <style:style style:name="ce31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32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33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34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35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36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37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38" style:family="table-cell" style:parent-style-name="Default" style:data-style-name="N48">
      <style:table-cell-properties fo:border="thin solid #000000"/>
      <style:map style:condition="of:cell-content()&gt;[.E6]*1.25" style:apply-style-name="cf1" style:base-cell-address="Sheet1.J6"/>
    </style:style>
    <style:style style:name="ce39" style:family="table-cell" style:parent-style-name="Default" style:data-style-name="N48">
      <style:table-cell-properties fo:border="thin solid #000000"/>
      <style:map style:condition="of:cell-content()&gt;[.E30]*1.25" style:apply-style-name="cf1" style:base-cell-address="Sheet1.J30"/>
    </style:style>
    <style:style style:name="ce40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41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42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43" style:family="table-cell" style:parent-style-name="Default" style:data-style-name="N48">
      <style:table-cell-properties fo:border="thin solid #000000"/>
      <style:map style:condition="of:cell-content()&gt;[.E12]*1.25" style:apply-style-name="cf1" style:base-cell-address="Sheet1.J12"/>
    </style:style>
    <style:style style:name="ce44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45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46" style:family="table-cell" style:parent-style-name="Default" style:data-style-name="N48">
      <style:table-cell-properties fo:border="thin solid #000000"/>
      <style:map style:condition="of:cell-content()&gt;[.E17]*1.25" style:apply-style-name="cf1" style:base-cell-address="Sheet1.J17"/>
    </style:style>
    <style:style style:name="ce47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48" style:family="table-cell" style:parent-style-name="Default" style:data-style-name="N48">
      <style:table-cell-properties fo:border="thin solid #000000"/>
      <style:map style:condition="of:cell-content()&gt;[.E19]*1.25" style:apply-style-name="cf1" style:base-cell-address="Sheet1.J19"/>
    </style:style>
    <style:style style:name="ce49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50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51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52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53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54" style:family="table-cell" style:parent-style-name="Default" style:data-style-name="N48">
      <style:table-cell-properties fo:border="thin solid #000000"/>
      <style:map style:condition="of:cell-content()&gt;[.E20]*1.25" style:apply-style-name="cf1" style:base-cell-address="Sheet1.J20"/>
    </style:style>
    <style:style style:name="ce55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56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57" style:family="table-cell" style:parent-style-name="Default" style:data-style-name="N48">
      <style:table-cell-properties fo:border="thin solid #000000"/>
      <style:map style:condition="of:cell-content()&gt;[.E21]*1.25" style:apply-style-name="cf1" style:base-cell-address="Sheet1.J21"/>
    </style:style>
    <style:style style:name="ce58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59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0" style:family="table-cell" style:parent-style-name="Default" style:data-style-name="N48">
      <style:table-cell-properties fo:border="thin solid #000000"/>
      <style:map style:condition="of:cell-content()&gt;[.E23]*1.25" style:apply-style-name="cf1" style:base-cell-address="Sheet1.J23"/>
    </style:style>
    <style:style style:name="ce61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62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63" style:family="table-cell" style:parent-style-name="Default" style:data-style-name="N48">
      <style:table-cell-properties fo:border="thin solid #000000"/>
      <style:map style:condition="of:cell-content()&gt;[.E24]*1.25" style:apply-style-name="cf1" style:base-cell-address="Sheet1.J24"/>
    </style:style>
    <style:style style:name="ce64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5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6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7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8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69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0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1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2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3" style:family="table-cell" style:parent-style-name="Default" style:data-style-name="N48">
      <style:table-cell-properties fo:border="thin solid #000000"/>
      <style:map style:condition="of:cell-content()&gt;[.E31] * 1.25" style:apply-style-name="cf1" style:base-cell-address="Sheet1.J31"/>
    </style:style>
    <style:style style:name="ce74" style:family="table-cell" style:parent-style-name="Default" style:data-style-name="N49">
      <style:table-cell-properties fo:border="thin solid #000000"/>
      <style:map style:condition="of:cell-content()&lt;[.$L$33]" style:apply-style-name="cf2" style:base-cell-address="Sheet1.F33"/>
    </style:style>
    <style:style style:name="ce75" style:family="table-cell" style:parent-style-name="Default" style:data-style-name="N48">
      <style:table-cell-properties fo:border="thin solid #000000"/>
      <style:map style:condition="of:cell-content()&gt;[.E32] * 1.25" style:apply-style-name="cf1" style:base-cell-address="Sheet1.J32"/>
    </style:style>
    <style:style style:name="ce76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77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8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79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80" style:family="table-cell" style:parent-style-name="Default" style:data-style-name="N48">
      <style:table-cell-properties fo:border="thin solid #000000" fo:background-color="transparent"/>
      <style:map style:condition="of:cell-content()&gt;0" style:apply-style-name="cf2"/>
    </style:style>
    <style:style style:name="ce81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82" style:family="table-cell" style:parent-style-name="Default" style:data-style-name="N48">
      <style:table-cell-properties fo:border="thin solid #000000"/>
      <style:map style:condition="of:cell-content()&gt;0" style:apply-style-name="cf2"/>
    </style:style>
    <style:style style:name="ce83" style:family="table-cell" style:parent-style-name="Default" style:data-style-name="N14">
      <style:table-cell-properties fo:border="thin solid #000000"/>
      <style:map style:condition="of:cell-content()&lt;0" style:apply-style-name="cf1"/>
      <style:map style:condition="of:cell-content()&gt;=0" style:apply-style-name="cf2"/>
    </style:style>
    <style:style style:name="ce84" style:family="table-cell" style:parent-style-name="Default" style:data-style-name="N48">
      <style:table-cell-properties fo:border="thin solid #000000"/>
      <style:map style:condition="of:cell-content()&gt;[.E13]*1.25" style:apply-style-name="cf1" style:base-cell-address="Sheet1.J13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9"/>
        <table:table-column table:style-name="co2" table:default-cell-style-name="ce29"/>
        <table:table-column table:style-name="co1" table:default-cell-style-name="ce29"/>
        <table:table-column table:style-name="co2" table:number-columns-repeated="5" table:default-cell-style-name="ce29"/>
        <table:table-column table:style-name="co3" table:default-cell-style-name="ce29"/>
        <table:table-column table:style-name="co2" table:number-columns-repeated="3" table:default-cell-style-name="ce29"/>
        <table:table-column table:style-name="co4" table:number-columns-repeated="16372" table:default-cell-style-name="ce1"/>
        <table:table-row table:style-name="ro1">
          <table:table-cell office:value-type="string" table:style-name="ce2">
            <text:p>hhh总净值</text:p>
          </table:table-cell>
          <table:table-cell office:value-type="string" table:style-name="ce2">
            <text:p>hhh周涨幅</text:p>
          </table:table-cell>
          <table:table-cell office:value-type="string" table:style-name="ce2">
            <text:p>hhh总收益</text:p>
          </table:table-cell>
          <table:table-cell office:value-type="string" table:style-name="ce3">
            <text:p>hhh仓位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table:number-columns-repeated="16372"/>
        </table:table-row>
        <table:table-row table:style-name="ro1">
          <table:table-cell office:value-type="float" office:value="3.4129999999999998" table:style-name="ce5">
            <text:p>3.413</text:p>
          </table:table-cell>
          <table:table-cell office:value-type="percentage" office:value="2.1399999999999999E-2" table:style-name="ce6">
            <text:p>2.14%</text:p>
          </table:table-cell>
          <table:table-cell office:value-type="float" office:value="288.58999999999997" table:style-name="ce7">
            <text:p>288.59</text:p>
          </table:table-cell>
          <table:table-cell office:value-type="percentage" office:value="0.79079999999999995" table:style-name="ce6">
            <text:p>79.08%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8">
            <text:p>ttt人民币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2">
            <text:p>净值</text:p>
          </table:table-cell>
          <table:table-cell office:value-type="float" office:value="3.681" table:number-columns-spanned="5" table:number-rows-spanned="1" table:style-name="ce9">
            <text:p>3.681</text:p>
          </table:table-cell>
          <table:covered-table-cell table:number-columns-repeated="4"/>
          <table:table-cell office:value-type="string" table:style-name="ce2">
            <text:p>周涨幅</text:p>
          </table:table-cell>
          <table:table-cell office:value-type="percentage" office:value="2.7799999999999998E-2" table:number-columns-spanned="5" table:number-rows-spanned="1" table:style-name="ce10">
            <text:p>2.78%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office:value-type="string" table:style-name="ce2">
            <text:p>行业hhh</text:p>
          </table:table-cell>
          <table:table-cell office:value-type="string" table:style-name="ce2">
            <text:p>行业占比hhh</text:p>
          </table:table-cell>
          <table:table-cell office:value-type="string" table:style-name="ce2">
            <text:p>公司hhh</text:p>
          </table:table-cell>
          <table:table-cell office:value-type="string" table:style-name="ce2">
            <text:p>公司占比hhh</text:p>
          </table:table-cell>
          <table:table-cell office:value-type="string" table:style-name="ce11">
            <text:p>成本价hhh</text:p>
          </table:table-cell>
          <table:table-cell office:value-type="string" table:style-name="ce2">
            <text:p>当前价hhh</text:p>
          </table:table-cell>
          <table:table-cell office:value-type="string" table:style-name="ce2">
            <text:p>P/Ehhh</text:p>
          </table:table-cell>
          <table:table-cell office:value-type="string" table:style-name="ce2">
            <text:p>市值hhh</text:p>
          </table:table-cell>
          <table:table-cell office:value-type="string" table:style-name="ce2">
            <text:p>总涨幅hhh</text:p>
          </table:table-cell>
          <table:table-cell office:value-type="string" table:style-name="ce4">
            <text:p>下一阶梯hhh</text:p>
          </table:table-cell>
          <table:table-cell office:value-type="string" table:style-name="ce4">
            <text:p>浮动止损价hhh</text:p>
          </table:table-cell>
          <table:table-cell office:value-type="string" table:style-name="ce2">
            <text:p>止损价hhh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8">
            <text:p>食品饮料</text:p>
          </table:table-cell>
          <table:table-cell office:value-type="percentage" office:value="5.0299999999999997E-2" table:number-columns-spanned="1" table:number-rows-spanned="3" table:style-name="ce12">
            <text:p>5.03%</text:p>
          </table:table-cell>
          <table:table-cell office:value-type="string" table:style-name="ce3">
            <text:p>洋河股份F</text:p>
          </table:table-cell>
          <table:table-cell office:value-type="percentage" office:value="2.6499999999999999E-2" table:style-name="ce13">
            <text:p>2.65%</text:p>
          </table:table-cell>
          <table:table-cell office:value-type="float" office:value="87.626300000000001" table:style-name="ce14">
            <text:p>87.626</text:p>
          </table:table-cell>
          <table:table-cell office:value-type="float" office:value="69.22" table:style-name="ce4">
            <text:p>69.22</text:p>
          </table:table-cell>
          <table:table-cell office:value-type="float" office:value="33.97" table:style-name="ce15">
            <text:p>33.97</text:p>
          </table:table-cell>
          <table:table-cell office:value-type="float" office:value="1043" table:style-name="ce16">
            <text:p>1043.00</text:p>
          </table:table-cell>
          <table:table-cell office:value-type="percentage" office:value="-0.21145451559634498" table:formula="of:=IF([.E6]&gt;0;[.F6]/[.E6]-1.0014;([.F6]-[.E6]))" table:style-name="ce34">
            <text:p>-21.15%</text:p>
          </table:table-cell>
          <table:table-cell office:value-type="float" office:value="109.532875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table:style-name="ce38">
            <text:p>109.533</text:p>
          </table:table-cell>
          <table:table-cell office:value-type="float" office:value="0" table:formula="of:=IF([.F6]&lt;[.E6]*1.25; 0; [.J6]/1.25*0.92)" table:style-name="ce71">
            <text:p>0.000</text:p>
          </table:table-cell>
          <table:table-cell office:value-type="float" office:value="0" table:style-name="ce72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洋河股份L</text:p>
          </table:table-cell>
          <table:table-cell office:value-type="percentage" office:value="1.32E-2" table:style-name="ce13">
            <text:p>1.32%</text:p>
          </table:table-cell>
          <table:table-cell office:value-type="float" office:value="84.840999999999994" table:style-name="ce14">
            <text:p>84.841</text:p>
          </table:table-cell>
          <table:table-cell office:value-type="float" office:value="69.22" table:style-name="ce4">
            <text:p>69.22</text:p>
          </table:table-cell>
          <table:table-cell office:value-type="float" office:value="33.97" table:style-name="ce15">
            <text:p>33.97</text:p>
          </table:table-cell>
          <table:table-cell office:value-type="float" office:value="1043" table:style-name="ce16">
            <text:p>1043.00</text:p>
          </table:table-cell>
          <table:table-cell office:value-type="percentage" office:value="-0.18552088494949381" table:formula="of:=IF([.E7]&gt;0;[.F7]/[.E7]-1.0014;([.F7]-[.E7]))" table:style-name="ce31">
            <text:p>-18.55%</text:p>
          </table:table-cell>
          <table:table-cell office:value-type="float" office:value="106.05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table:style-name="ce38">
            <text:p>106.051</text:p>
          </table:table-cell>
          <table:table-cell office:value-type="float" office:value="0" table:formula="of:=IF([.F7]&lt;[.E7]*1.25; 0; [.J7]/1.25*0.92)" table:style-name="ce69">
            <text:p>0.000</text:p>
          </table:table-cell>
          <table:table-cell office:value-type="float" office:value="0" table:style-name="ce70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洋河股份D</text:p>
          </table:table-cell>
          <table:table-cell office:value-type="percentage" office:value="1.06E-2" table:style-name="ce13">
            <text:p>1.06%</text:p>
          </table:table-cell>
          <table:table-cell office:value-type="float" office:value="152.2038" table:style-name="ce14">
            <text:p>152.204</text:p>
          </table:table-cell>
          <table:table-cell office:value-type="float" office:value="69.22" table:style-name="ce4">
            <text:p>69.22</text:p>
          </table:table-cell>
          <table:table-cell office:value-type="float" office:value="33.97" table:style-name="ce15">
            <text:p>33.97</text:p>
          </table:table-cell>
          <table:table-cell office:value-type="float" office:value="1043" table:style-name="ce16">
            <text:p>1043.00</text:p>
          </table:table-cell>
          <table:table-cell office:value-type="percentage" office:value="-0.54661503405302636" table:formula="of:=IF([.E8]&gt;0;[.F8]/[.E8]-1.0014;([.F8]-[.E8]))" table:style-name="ce33">
            <text:p>-54.66%</text:p>
          </table:table-cell>
          <table:table-cell office:value-type="float" office:value="190.25475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table:style-name="ce38">
            <text:p>190.255</text:p>
          </table:table-cell>
          <table:table-cell office:value-type="float" office:value="0" table:formula="of:=IF([.F8]&lt;[.E8]*1.25; 0; [.J8]/1.25*0.92)" table:style-name="ce67">
            <text:p>0.000</text:p>
          </table:table-cell>
          <table:table-cell office:value-type="float" office:value="0" table:style-name="ce70">
            <text:p>0.000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房地产</text:p>
          </table:table-cell>
          <table:table-cell office:value-type="percentage" office:value="8.6999999999999994E-3" table:number-columns-spanned="1" table:number-rows-spanned="2" table:style-name="ce12">
            <text:p>0.87%</text:p>
          </table:table-cell>
          <table:table-cell office:value-type="string" table:style-name="ce3">
            <text:p>路劲</text:p>
          </table:table-cell>
          <table:table-cell office:value-type="percentage" office:value="8.9999999999999998E-4" table:style-name="ce13">
            <text:p>0.09%</text:p>
          </table:table-cell>
          <table:table-cell office:value-type="float" office:value="8.8960000000000008" table:style-name="ce14">
            <text:p>8.896</text:p>
          </table:table-cell>
          <table:table-cell office:value-type="float" office:value="0.7" table:style-name="ce4">
            <text:p>0.7</text:p>
          </table:table-cell>
          <table:table-cell office:value-type="string" table:style-name="ce15">
            <text:p>-</text:p>
          </table:table-cell>
          <table:table-cell office:value-type="float" office:value="5.25" table:style-name="ce16">
            <text:p>5.25</text:p>
          </table:table-cell>
          <table:table-cell office:value-type="percentage" office:value="-0.92271294964028783" table:formula="of:=IF([.E9]&gt;0;[.F9]/[.E9]-1.0014;([.F9]-[.E9]))" table:style-name="ce35">
            <text:p>-92.27%</text:p>
          </table:table-cell>
          <table:table-cell office:value-type="float" office:value="11.120000000000001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table:style-name="ce38">
            <text:p>11.120</text:p>
          </table:table-cell>
          <table:table-cell office:value-type="float" office:value="0" table:formula="of:=IF([.F9]&lt;[.E9]*1.25; 0; [.J9]/1.25*0.92)" table:style-name="ce68">
            <text:p>0.000</text:p>
          </table:table-cell>
          <table:table-cell office:value-type="float" office:value="0" table:style-name="ce70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绿城中国</text:p>
          </table:table-cell>
          <table:table-cell office:value-type="percentage" office:value="7.7999999999999996E-3" table:style-name="ce13">
            <text:p>0.78%</text:p>
          </table:table-cell>
          <table:table-cell office:value-type="float" office:value="9.5820000000000007" table:style-name="ce14">
            <text:p>9.582</text:p>
          </table:table-cell>
          <table:table-cell office:value-type="float" office:value="8.86" table:style-name="ce30">
            <text:p>8.86</text:p>
          </table:table-cell>
          <table:table-cell office:value-type="string" table:style-name="ce15">
            <text:p>-</text:p>
          </table:table-cell>
          <table:table-cell office:value-type="float" office:value="225.01" table:style-name="ce16">
            <text:p>225.01</text:p>
          </table:table-cell>
          <table:table-cell office:value-type="percentage" office:value="-7.6749613859319776E-2" table:formula="of:=IF([.E10]&gt;0;[.F10]/[.E10]-1.0014;([.F10]-[.E10]))" table:style-name="ce32">
            <text:p>-7.67%</text:p>
          </table:table-cell>
          <table:table-cell office:value-type="float" office:value="11.97750000000000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table:style-name="ce38">
            <text:p>11.978</text:p>
          </table:table-cell>
          <table:table-cell office:value-type="float" office:value="0" table:formula="of:=IF([.F10]&lt;[.E10]*1.25; 0; [.J10]/1.25*0.92)" table:style-name="ce37">
            <text:p>0.000</text:p>
          </table:table-cell>
          <table:table-cell office:value-type="float" office:value="0" table:style-name="ce36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银行</text:p>
          </table:table-cell>
          <table:table-cell office:value-type="percentage" office:value="5.7000000000000002E-3" table:style-name="ce6">
            <text:p>0.57%</text:p>
          </table:table-cell>
          <table:table-cell office:value-type="string" table:style-name="ce3">
            <text:p>民生银行</text:p>
          </table:table-cell>
          <table:table-cell office:value-type="percentage" office:value="5.7000000000000002E-3" table:style-name="ce13">
            <text:p>0.57%</text:p>
          </table:table-cell>
          <table:table-cell office:value-type="float" office:value="5.1760000000000002" table:style-name="ce14">
            <text:p>5.176</text:p>
          </table:table-cell>
          <table:table-cell office:value-type="float" office:value="4.12" table:style-name="ce4">
            <text:p>4.12</text:p>
          </table:table-cell>
          <table:table-cell office:value-type="float" office:value="5.78" table:style-name="ce15">
            <text:p>5.78</text:p>
          </table:table-cell>
          <table:table-cell office:value-type="float" office:value="1804" table:style-name="ce16">
            <text:p>1804.00</text:p>
          </table:table-cell>
          <table:table-cell office:value-type="percentage" office:value="-0.20541854714064922" table:formula="of:=IF([.E11]&gt;0;[.F11]/[.E11]-1.0014;([.F11]-[.E11]))" table:style-name="ce40">
            <text:p>-20.54%</text:p>
          </table:table-cell>
          <table:table-cell office:value-type="float" office:value="6.470000000000000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table:style-name="ce38">
            <text:p>6.470</text:p>
          </table:table-cell>
          <table:table-cell office:value-type="float" office:value="0" table:formula="of:=IF([.F11]&lt;[.E11]*1.25; 0; [.J11]/1.25*0.92)" table:style-name="ce42">
            <text:p>0.000</text:p>
          </table:table-cell>
          <table:table-cell office:value-type="float" office:value="0" table:style-name="ce41">
            <text:p>0.000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非银金融</text:p>
          </table:table-cell>
          <table:table-cell office:value-type="percentage" office:value="4.4900000000000002E-2" table:style-name="ce6">
            <text:p>4.49%</text:p>
          </table:table-cell>
          <table:table-cell office:value-type="string" table:style-name="ce3">
            <text:p>新华保险H</text:p>
          </table:table-cell>
          <table:table-cell office:value-type="percentage" office:value="4.4900000000000002E-2" table:style-name="ce13">
            <text:p>4.49%</text:p>
          </table:table-cell>
          <table:table-cell office:value-type="float" office:value="22.04" table:style-name="ce14">
            <text:p>22.040</text:p>
          </table:table-cell>
          <table:table-cell office:value-type="float" office:value="51.25" table:style-name="ce4">
            <text:p>51.25</text:p>
          </table:table-cell>
          <table:table-cell office:value-type="float" office:value="4.97" table:style-name="ce15">
            <text:p>4.97</text:p>
          </table:table-cell>
          <table:table-cell office:value-type="float" office:value="1598.8" table:style-name="ce16">
            <text:p>1598.80</text:p>
          </table:table-cell>
          <table:table-cell office:value-type="percentage" office:value="1.323917604355717" table:formula="of:=IF([.E12]&gt;0;[.F12]/[.E12]-1.0014;([.F12]-[.E12]))" table:style-name="ce44">
            <text:p>132.39%</text:p>
          </table:table-cell>
          <table:table-cell office:value-type="float" office:value="53.80859375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table:style-name="ce43">
            <text:p>53.809</text:p>
          </table:table-cell>
          <table:table-cell office:value-type="float" office:value="39.603124999999999" table:formula="of:=IF([.F12]&lt;[.E12]*1.25; 0; [.J12]/1.25*0.92)" table:style-name="ce79">
            <text:p>39.603</text:p>
          </table:table-cell>
          <table:table-cell office:value-type="float" office:value="39.603000000000002" table:style-name="ce80">
            <text:p>39.603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21">
            <text:p>软件服务</text:p>
          </table:table-cell>
          <table:table-cell office:value-type="percentage" office:value="0.41320000000000001" table:number-columns-spanned="1" table:number-rows-spanned="3" table:style-name="ce12">
            <text:p>41.32%</text:p>
          </table:table-cell>
          <table:table-cell office:value-type="string" table:style-name="ce3">
            <text:p>腾讯控股L</text:p>
          </table:table-cell>
          <table:table-cell office:value-type="percentage" office:value="0.13400000000000001" table:style-name="ce13">
            <text:p>13.40%</text:p>
          </table:table-cell>
          <table:table-cell office:value-type="float" office:value="370" table:style-name="ce14">
            <text:p>370.000</text:p>
          </table:table-cell>
          <table:table-cell office:value-type="float" office:value="637.5" table:style-name="ce4">
            <text:p>637.5</text:p>
          </table:table-cell>
          <table:table-cell office:value-type="float" office:value="26.12" table:style-name="ce15">
            <text:p>26.12</text:p>
          </table:table-cell>
          <table:table-cell office:value-type="float" office:value="58400" table:style-name="ce16">
            <text:p>58400.00</text:p>
          </table:table-cell>
          <table:table-cell office:value-type="percentage" office:value="0.72157297297297296" table:formula="of:=IF([.E13]&gt;0;[.F13]/[.E13]-1.0014;([.F13]-[.E13]))" table:style-name="ce83">
            <text:p>72.16%</text:p>
          </table:table-cell>
          <table:table-cell office:value-type="float" office:value="722.6562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table:style-name="ce84">
            <text:p>722.656</text:p>
          </table:table-cell>
          <table:table-cell office:value-type="float" office:value="531.875" table:formula="of:=IF([.F13]&lt;[.E13]*1.25; 0; [.J13]/1.25*0.92)" table:style-name="ce81">
            <text:p>531.875</text:p>
          </table:table-cell>
          <table:table-cell office:value-type="float" office:value="531.875" table:style-name="ce82">
            <text:p>531.875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腾讯控股D</text:p>
          </table:table-cell>
          <table:table-cell office:value-type="percentage" office:value="0.18990000000000001" table:style-name="ce13">
            <text:p>18.99%</text:p>
          </table:table-cell>
          <table:table-cell office:value-type="float" office:value="330" table:style-name="ce14">
            <text:p>330.000</text:p>
          </table:table-cell>
          <table:table-cell office:value-type="float" office:value="637.5" table:style-name="ce4">
            <text:p>637.5</text:p>
          </table:table-cell>
          <table:table-cell office:value-type="float" office:value="26.12" table:style-name="ce15">
            <text:p>26.12</text:p>
          </table:table-cell>
          <table:table-cell office:value-type="float" office:value="58400" table:style-name="ce16">
            <text:p>58400.00</text:p>
          </table:table-cell>
          <table:table-cell office:value-type="percentage" office:value="0.93041818181818181" table:formula="of:=IF([.E14]&gt;0;[.F14]/[.E14]-1.0014;([.F14]-[.E14]))" table:style-name="ce83">
            <text:p>93.04%</text:p>
          </table:table-cell>
          <table:table-cell office:value-type="float" office:value="644.5312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table:style-name="ce84">
            <text:p>644.531</text:p>
          </table:table-cell>
          <table:table-cell office:value-type="float" office:value="474.375" table:style-name="ce81">
            <text:p>474.375</text:p>
          </table:table-cell>
          <table:table-cell office:value-type="float" office:value="474.375" table:style-name="ce82">
            <text:p>474.375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腾讯控股F</text:p>
          </table:table-cell>
          <table:table-cell office:value-type="percentage" office:value="8.9300000000000004E-2" table:style-name="ce13">
            <text:p>8.93%</text:p>
          </table:table-cell>
          <table:table-cell office:value-type="float" office:value="370" table:style-name="ce14">
            <text:p>370.000</text:p>
          </table:table-cell>
          <table:table-cell office:value-type="float" office:value="637.5" table:style-name="ce4">
            <text:p>637.5</text:p>
          </table:table-cell>
          <table:table-cell office:value-type="float" office:value="26.12" table:style-name="ce15">
            <text:p>26.12</text:p>
          </table:table-cell>
          <table:table-cell office:value-type="float" office:value="58400" table:style-name="ce16">
            <text:p>58400.00</text:p>
          </table:table-cell>
          <table:table-cell office:value-type="percentage" office:value="0.72157297297297296" table:formula="of:=IF([.E15]&gt;0;[.F15]/[.E15]-1.0014;([.F15]-[.E15]))" table:style-name="ce83">
            <text:p>72.16%</text:p>
          </table:table-cell>
          <table:table-cell office:value-type="float" office:value="722.6562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table:style-name="ce84">
            <text:p>722.656</text:p>
          </table:table-cell>
          <table:table-cell office:value-type="float" office:value="531.875" table:formula="of:=IF([.F15]&lt;[.E15]*1.25; 0; [.J15]/1.25*0.92)" table:style-name="ce81">
            <text:p>531.875</text:p>
          </table:table-cell>
          <table:table-cell office:value-type="float" office:value="531.875" table:style-name="ce82">
            <text:p>531.875</text:p>
          </table:table-cell>
          <table:table-cell table:number-columns-repeated="16372"/>
        </table:table-row>
        <table:table-row table:style-name="ro3">
          <table:table-cell office:value-type="string" table:style-name="ce11">
            <text:p>医疗保健</text:p>
          </table:table-cell>
          <table:table-cell office:value-type="percentage" office:value="2.7900000000000001E-2" table:style-name="ce6">
            <text:p>2.79%</text:p>
          </table:table-cell>
          <table:table-cell office:value-type="string" table:style-name="ce3">
            <text:p>微创医疗</text:p>
          </table:table-cell>
          <table:table-cell office:value-type="percentage" office:value="2.7900000000000001E-2" table:style-name="ce13">
            <text:p>2.79%</text:p>
          </table:table-cell>
          <table:table-cell office:value-type="float" office:value="15.811999999999999" table:style-name="ce14">
            <text:p>15.812</text:p>
          </table:table-cell>
          <table:table-cell office:value-type="float" office:value="12.23" table:style-name="ce4">
            <text:p>12.23</text:p>
          </table:table-cell>
          <table:table-cell office:value-type="string" table:style-name="ce15">
            <text:p>-</text:p>
          </table:table-cell>
          <table:table-cell office:value-type="float" office:value="233.95" table:style-name="ce16">
            <text:p>233.95</text:p>
          </table:table-cell>
          <table:table-cell office:value-type="percentage" office:value="-0.22793680748798384" table:formula="of:=IF([.E16]&gt;0;[.F16]/[.E16]-1.0014;([.F16]-[.E16]))" table:style-name="ce83">
            <text:p>-22.79%</text:p>
          </table:table-cell>
          <table:table-cell office:value-type="float" office:value="19.76500000000000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table:style-name="ce84">
            <text:p>19.765</text:p>
          </table:table-cell>
          <table:table-cell office:value-type="float" office:value="0" table:formula="of:=IF([.F16]&lt;[.E16]*1.25; 0; [.J16]/1.25*0.92)" table:style-name="ce81">
            <text:p>0.000</text:p>
          </table:table-cell>
          <table:table-cell office:value-type="float" office:value="0" table:style-name="ce82">
            <text:p>0.000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22">
            <text:p>ETF</text:p>
          </table:table-cell>
          <table:table-cell office:value-type="percentage" office:value="4.1799999999999997E-2" table:number-columns-spanned="1" table:number-rows-spanned="2" table:style-name="ce12">
            <text:p>4.18%</text:p>
          </table:table-cell>
          <table:table-cell office:value-type="string" table:style-name="ce3">
            <text:p>恒生ETF</text:p>
          </table:table-cell>
          <table:table-cell office:value-type="percentage" office:value="2.93E-2" table:style-name="ce13">
            <text:p>2.93%</text:p>
          </table:table-cell>
          <table:table-cell office:value-type="float" office:value="1.3997999999999999" table:style-name="ce14">
            <text:p>1.400</text:p>
          </table:table-cell>
          <table:table-cell office:value-type="float" office:value="1.6160000000000001" table:style-name="ce4">
            <text:p>1.616</text:p>
          </table:table-cell>
          <table:table-cell office:value-type="float" office:value="12.02" table:style-name="ce15">
            <text:p>12.02</text:p>
          </table:table-cell>
          <table:table-cell office:value-type="string" table:style-name="ce16">
            <text:p>-</text:p>
          </table:table-cell>
          <table:table-cell office:value-type="percentage" office:value="0.15305063580511513" table:formula="of:=IF([.E17]&gt;0;[.F17]/[.E17]-1.0014;([.F17]-[.E17]))" table:style-name="ce45">
            <text:p>15.31%</text:p>
          </table:table-cell>
          <table:table-cell office:value-type="float" office:value="1.749749999999999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table:style-name="ce46">
            <text:p>1.750</text:p>
          </table:table-cell>
          <table:table-cell office:value-type="float" office:value="0" table:formula="of:=IF([.F17]&lt;[.E17]*1.25; 0; [.J17]/1.25*0.92)" table:style-name="ce47">
            <text:p>0.000</text:p>
          </table:table-cell>
          <table:table-cell office:value-type="float" office:value="0" table:style-name="ce51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恒指科技ETF</text:p>
          </table:table-cell>
          <table:table-cell office:value-type="percentage" office:value="1.2500000000000001E-2" table:style-name="ce13">
            <text:p>1.25%</text:p>
          </table:table-cell>
          <table:table-cell office:value-type="float" office:value="0.6" table:style-name="ce14">
            <text:p>0.600</text:p>
          </table:table-cell>
          <table:table-cell office:value-type="float" office:value="0.81799999999999995" table:style-name="ce4">
            <text:p>0.818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-</text:p>
          </table:table-cell>
          <table:table-cell office:value-type="percentage" office:value="0.36193333333333322" table:formula="of:=IF([.E18]&gt;0;[.F18]/[.E18]-1.0014;([.F18]-[.E18]))" table:style-name="ce45">
            <text:p>36.19%</text:p>
          </table:table-cell>
          <table:table-cell office:value-type="float" office:value="0.937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table:style-name="ce46">
            <text:p>0.938</text:p>
          </table:table-cell>
          <table:table-cell office:value-type="float" office:value="0.69000000000000006" table:formula="of:=IF([.F18]&lt;[.E18]*1.25; 0; [.J18]/1.25*0.92)" table:style-name="ce47">
            <text:p>0.690</text:p>
          </table:table-cell>
          <table:table-cell office:value-type="float" office:value="0.69" table:style-name="ce51">
            <text:p>0.69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交通运输</text:p>
          </table:table-cell>
          <table:table-cell office:value-type="percentage" office:value="1.32E-2" table:style-name="ce6">
            <text:p>1.32%</text:p>
          </table:table-cell>
          <table:table-cell office:value-type="string" table:style-name="ce3">
            <text:p><text:s/>上海机场</text:p>
          </table:table-cell>
          <table:table-cell office:value-type="percentage" office:value="1.32E-2" table:style-name="ce13">
            <text:p>1.32%</text:p>
          </table:table-cell>
          <table:table-cell office:value-type="float" office:value="52.894100000000002" table:style-name="ce14">
            <text:p>52.894</text:p>
          </table:table-cell>
          <table:table-cell office:value-type="float" office:value="31.37" table:style-name="ce4">
            <text:p>31.37</text:p>
          </table:table-cell>
          <table:table-cell office:value-type="float" office:value="36.090000000000003" table:style-name="ce15">
            <text:p>36.09</text:p>
          </table:table-cell>
          <table:table-cell office:value-type="float" office:value="780.6" table:style-name="ce16">
            <text:p>780.60</text:p>
          </table:table-cell>
          <table:table-cell office:value-type="percentage" office:value="-0.40832818291643125" table:formula="of:=IF([.E19]&gt;0;[.F19]/[.E19]-1.0014;([.F19]-[.E19]))" table:style-name="ce49">
            <text:p>-40.83%</text:p>
          </table:table-cell>
          <table:table-cell office:value-type="float" office:value="66.11762500000000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table:style-name="ce48">
            <text:p>66.118</text:p>
          </table:table-cell>
          <table:table-cell office:value-type="float" office:value="0" table:formula="of:=IF([.F19]&lt;[.E19]*1.25; 0; [.J19]/1.25*0.92)" table:style-name="ce50">
            <text:p>0.000</text:p>
          </table:table-cell>
          <table:table-cell office:value-type="float" office:value="0" table:style-name="ce52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公用事业</text:p>
          </table:table-cell>
          <table:table-cell office:value-type="percentage" office:value="3.3000000000000002E-2" table:style-name="ce6">
            <text:p>3.30%</text:p>
          </table:table-cell>
          <table:table-cell office:value-type="string" table:style-name="ce3">
            <text:p>北控水务集团</text:p>
          </table:table-cell>
          <table:table-cell office:value-type="percentage" office:value="3.3000000000000002E-2" table:style-name="ce13">
            <text:p>3.30%</text:p>
          </table:table-cell>
          <table:table-cell office:value-type="float" office:value="2.0529999999999999" table:style-name="ce14">
            <text:p>2.053</text:p>
          </table:table-cell>
          <table:table-cell office:value-type="float" office:value="2.48" table:style-name="ce4">
            <text:p>2.48</text:p>
          </table:table-cell>
          <table:table-cell office:value-type="float" office:value="15.95" table:style-name="ce15">
            <text:p>15.95</text:p>
          </table:table-cell>
          <table:table-cell office:value-type="float" office:value="249.16" table:style-name="ce16">
            <text:p>249.16</text:p>
          </table:table-cell>
          <table:table-cell office:value-type="percentage" office:value="0.20658830979055032" table:formula="of:=IF([.E20]&gt;0;[.F20]/[.E20]-1.0014;([.F20]-[.E20]))" table:style-name="ce55">
            <text:p>20.66%</text:p>
          </table:table-cell>
          <table:table-cell office:value-type="float" office:value="2.566250000000000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table:style-name="ce54">
            <text:p>2.566</text:p>
          </table:table-cell>
          <table:table-cell office:value-type="float" office:value="0" table:formula="of:=IF([.F20]&lt;[.E20]*1.25; 0; [.J20]/1.25*0.92)" table:style-name="ce53">
            <text:p>0.000</text:p>
          </table:table-cell>
          <table:table-cell office:value-type="float" office:value="2.3610000000000002" table:style-name="ce51">
            <text:p>2.361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22">
            <text:p>家用电器</text:p>
          </table:table-cell>
          <table:table-cell office:value-type="percentage" office:value="3.1199999999999999E-2" table:number-columns-spanned="1" table:number-rows-spanned="2" table:style-name="ce12">
            <text:p>3.12%</text:p>
          </table:table-cell>
          <table:table-cell office:value-type="string" table:style-name="ce3">
            <text:p>思摩尔国际</text:p>
          </table:table-cell>
          <table:table-cell office:value-type="percentage" office:value="1.9800000000000002E-2" table:style-name="ce13">
            <text:p>1.98%</text:p>
          </table:table-cell>
          <table:table-cell office:value-type="float" office:value="23.686" table:style-name="ce14">
            <text:p>23.686</text:p>
          </table:table-cell>
          <table:table-cell office:value-type="float" office:value="14.13" table:style-name="ce4">
            <text:p>14.13</text:p>
          </table:table-cell>
          <table:table-cell office:value-type="float" office:value="73.510000000000005" table:style-name="ce15">
            <text:p>73.51</text:p>
          </table:table-cell>
          <table:table-cell office:value-type="float" office:value="875.08" table:style-name="ce16">
            <text:p>875.08</text:p>
          </table:table-cell>
          <table:table-cell office:value-type="percentage" office:value="-0.40484507303892603" table:formula="of:=IF([.E21]&gt;0;[.F21]/[.E21]-1.0014;([.F21]-[.E21]))" table:style-name="ce56">
            <text:p>-40.48%</text:p>
          </table:table-cell>
          <table:table-cell office:value-type="float" office:value="29.60750000000000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table:style-name="ce57">
            <text:p>29.608</text:p>
          </table:table-cell>
          <table:table-cell office:value-type="float" office:value="0" table:formula="of:=IF([.F21]&lt;[.E21]*1.25; 0; [.J21]/1.25*0.92)" table:style-name="ce58">
            <text:p>0.000</text:p>
          </table:table-cell>
          <table:table-cell office:value-type="float" office:value="0" table:style-name="ce59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3">
            <text:p>美的集团</text:p>
          </table:table-cell>
          <table:table-cell office:value-type="percentage" office:value="1.14E-2" table:style-name="ce13">
            <text:p>1.14%</text:p>
          </table:table-cell>
          <table:table-cell office:value-type="float" office:value="60.259799999999998" table:style-name="ce14">
            <text:p>60.260</text:p>
          </table:table-cell>
          <table:table-cell office:value-type="float" office:value="74.61" table:style-name="ce4">
            <text:p>74.61</text:p>
          </table:table-cell>
          <table:table-cell office:value-type="float" office:value="13.1" table:style-name="ce15">
            <text:p>13.10</text:p>
          </table:table-cell>
          <table:table-cell office:value-type="float" office:value="5733" table:style-name="ce16">
            <text:p>5733.00</text:p>
          </table:table-cell>
          <table:table-cell office:value-type="percentage" office:value="0.23673885874164857" table:formula="of:=IF([.E22]&gt;0;[.F22]/[.E22]-1.0014;([.F22]-[.E22]))" table:style-name="ce56">
            <text:p>23.67%</text:p>
          </table:table-cell>
          <table:table-cell office:value-type="float" office:value="75.32474999999999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table:style-name="ce57">
            <text:p>75.325</text:p>
          </table:table-cell>
          <table:table-cell office:value-type="float" office:value="0" table:formula="of:=IF([.F22]&lt;[.E22]*1.25; 0; [.J22]/1.25*0.92)" table:style-name="ce58">
            <text:p>0.000</text:p>
          </table:table-cell>
          <table:table-cell office:value-type="float" office:value="69.299000000000007" table:style-name="ce59">
            <text:p>69.299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农林牧渔</text:p>
          </table:table-cell>
          <table:table-cell office:value-type="percentage" office:value="1.6299999999999999E-2" table:style-name="ce6">
            <text:p>1.63%</text:p>
          </table:table-cell>
          <table:table-cell office:value-type="string" table:style-name="ce3">
            <text:p>生物股份</text:p>
          </table:table-cell>
          <table:table-cell office:value-type="percentage" office:value="1.6299999999999999E-2" table:style-name="ce13">
            <text:p>1.63%</text:p>
          </table:table-cell>
          <table:table-cell office:value-type="float" office:value="12.8977" table:style-name="ce14">
            <text:p>12.898</text:p>
          </table:table-cell>
          <table:table-cell office:value-type="float" office:value="10.77" table:style-name="ce4">
            <text:p>10.77</text:p>
          </table:table-cell>
          <table:table-cell office:value-type="float" office:value="257.55" table:style-name="ce15">
            <text:p>257.55</text:p>
          </table:table-cell>
          <table:table-cell office:value-type="float" office:value="119.7" table:style-name="ce16">
            <text:p>119.70</text:p>
          </table:table-cell>
          <table:table-cell office:value-type="percentage" office:value="-0.16636739728788863" table:formula="of:=IF([.E23]&gt;0;[.F23]/[.E23]-1.0014;([.F23]-[.E23]))" table:style-name="ce61">
            <text:p>-16.64%</text:p>
          </table:table-cell>
          <table:table-cell office:value-type="float" office:value="16.122125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table:style-name="ce60">
            <text:p>16.122</text:p>
          </table:table-cell>
          <table:table-cell office:value-type="float" office:value="0" table:formula="of:=IF([.F23]&lt;[.E23]*1.25; 0; [.J23]/1.25*0.92)" table:style-name="ce64">
            <text:p>0.000</text:p>
          </table:table-cell>
          <table:table-cell office:value-type="float" office:value="0" table:style-name="ce65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旅游及消闲设施</text:p>
          </table:table-cell>
          <table:table-cell office:value-type="percentage" office:value="1.04E-2" table:style-name="ce6">
            <text:p>1.04%</text:p>
          </table:table-cell>
          <table:table-cell office:value-type="string" table:style-name="ce3">
            <text:p>澳博控股</text:p>
          </table:table-cell>
          <table:table-cell office:value-type="percentage" office:value="1.04E-2" table:style-name="ce13">
            <text:p>1.04%</text:p>
          </table:table-cell>
          <table:table-cell office:value-type="float" office:value="5.5410000000000004" table:style-name="ce14">
            <text:p>5.541</text:p>
          </table:table-cell>
          <table:table-cell office:value-type="float" office:value="2.96" table:style-name="ce4">
            <text:p>2.96</text:p>
          </table:table-cell>
          <table:table-cell office:value-type="string" table:style-name="ce15">
            <text:p>-</text:p>
          </table:table-cell>
          <table:table-cell office:value-type="float" office:value="210.21" table:style-name="ce16">
            <text:p>210.21</text:p>
          </table:table-cell>
          <table:table-cell office:value-type="percentage" office:value="-0.46720039704024552" table:formula="of:=IF([.E24]&gt;0;[.F24]/[.E24]-1.0014;([.F24]-[.E24]))" table:style-name="ce62">
            <text:p>-46.72%</text:p>
          </table:table-cell>
          <table:table-cell office:value-type="float" office:value="6.926250000000000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table:style-name="ce63">
            <text:p>6.926</text:p>
          </table:table-cell>
          <table:table-cell office:value-type="float" office:value="0" table:formula="of:=IF([.F24]&lt;[.E24]*1.25; 0; [.J24]/1.25*0.92)" table:style-name="ce58">
            <text:p>0.000</text:p>
          </table:table-cell>
          <table:table-cell office:value-type="float" office:value="0" table:style-name="ce66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电力设备</text:p>
          </table:table-cell>
          <table:table-cell office:value-type="percentage" office:value="3.5999999999999999E-3" table:style-name="ce6">
            <text:p>0.36%</text:p>
          </table:table-cell>
          <table:table-cell office:value-type="string" table:style-name="ce3">
            <text:p>降基绿能</text:p>
          </table:table-cell>
          <table:table-cell office:value-type="percentage" office:value="3.5999999999999999E-3" table:style-name="ce13">
            <text:p>0.36%</text:p>
          </table:table-cell>
          <table:table-cell office:value-type="float" office:value="28.935300000000002" table:style-name="ce14">
            <text:p>28.935</text:p>
          </table:table-cell>
          <table:table-cell office:value-type="float" office:value="18.84" table:style-name="ce4">
            <text:p>18.84</text:p>
          </table:table-cell>
          <table:table-cell office:value-type="string" table:style-name="ce15">
            <text:p>-</text:p>
          </table:table-cell>
          <table:table-cell office:value-type="float" office:value="1428" table:style-name="ce16">
            <text:p>1428.00</text:p>
          </table:table-cell>
          <table:table-cell office:value-type="percentage" office:value="-0.3502921835958156" table:formula="of:=IF([.E25]&gt;0;[.F25]/[.E25]-1.0014;([.F25]-[.E25]))" table:style-name="ce62">
            <text:p>-35.03%</text:p>
          </table:table-cell>
          <table:table-cell office:value-type="float" office:value="36.169125000000001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table:style-name="ce63">
            <text:p>36.169</text:p>
          </table:table-cell>
          <table:table-cell office:value-type="float" office:value="0" table:formula="of:=IF([.F25]&lt;[.E25]*1.25; 0; [.J25]/1.25*0.92)" table:style-name="ce58">
            <text:p>0.000</text:p>
          </table:table-cell>
          <table:table-cell office:value-type="float" office:value="0" table:style-name="ce66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港股抄作业</text:p>
          </table:table-cell>
          <table:table-cell office:value-type="percentage" office:value="3.2000000000000002E-3" table:style-name="ce6">
            <text:p>0.32%</text:p>
          </table:table-cell>
          <table:table-cell office:value-type="string" table:style-name="ce3">
            <text:p>福寿园</text:p>
          </table:table-cell>
          <table:table-cell office:value-type="percentage" office:value="3.2000000000000002E-3" table:style-name="ce13">
            <text:p>0.32%</text:p>
          </table:table-cell>
          <table:table-cell office:value-type="float" office:value="6.2939999999999996" table:style-name="ce14">
            <text:p>6.294</text:p>
          </table:table-cell>
          <table:table-cell office:value-type="float" office:value="3.04" table:style-name="ce4">
            <text:p>3.04</text:p>
          </table:table-cell>
          <table:table-cell office:value-type="string" table:style-name="ce23">
            <text:p>-</text:p>
          </table:table-cell>
          <table:table-cell office:value-type="float" office:value="70.52" table:style-name="ce16">
            <text:p>70.52</text:p>
          </table:table-cell>
          <table:table-cell office:value-type="percentage" office:value="-0.51840031776294881" table:formula="of:=IF([.E26]&gt;0;[.F26]/[.E26]-1.0014;([.F26]-[.E26]))" table:style-name="ce32">
            <text:p>-51.84%</text:p>
          </table:table-cell>
          <table:table-cell office:value-type="float" office:value="7.867499999999999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table:style-name="ce38">
            <text:p>7.868</text:p>
          </table:table-cell>
          <table:table-cell office:value-type="float" office:value="0" table:formula="of:=IF([.F26]&lt;[.E26]*1.25; 0; [.J26]/1.25*0.92)" table:style-name="ce37">
            <text:p>0.000</text:p>
          </table:table-cell>
          <table:table-cell office:value-type="float" office:value="0" table:style-name="ce36">
            <text:p>0.000</text:p>
          </table:table-cell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8">
            <text:p>ttt美元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2">
            <text:p>净值</text:p>
          </table:table-cell>
          <table:table-cell office:value-type="float" office:value="2.524" table:number-columns-spanned="5" table:number-rows-spanned="1" table:style-name="ce9">
            <text:p>2.524</text:p>
          </table:table-cell>
          <table:covered-table-cell table:number-columns-repeated="4"/>
          <table:table-cell office:value-type="string" table:style-name="ce2">
            <text:p>周涨幅</text:p>
          </table:table-cell>
          <table:table-cell office:value-type="percentage" office:value="-2.0999999999999999E-3" table:number-columns-spanned="5" table:number-rows-spanned="1" table:style-name="ce24">
            <text:p>-0.21%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office:value-type="string" table:style-name="ce2">
            <text:p>行业hhh</text:p>
          </table:table-cell>
          <table:table-cell office:value-type="string" table:style-name="ce2">
            <text:p>行业占比hhh</text:p>
          </table:table-cell>
          <table:table-cell office:value-type="string" table:style-name="ce2">
            <text:p>公司hhh</text:p>
          </table:table-cell>
          <table:table-cell office:value-type="string" table:style-name="ce2">
            <text:p>公司占比hhh</text:p>
          </table:table-cell>
          <table:table-cell office:value-type="string" table:style-name="ce11">
            <text:p>成本价hhh</text:p>
          </table:table-cell>
          <table:table-cell office:value-type="string" table:style-name="ce2">
            <text:p>当前价hhh</text:p>
          </table:table-cell>
          <table:table-cell office:value-type="string" table:style-name="ce2">
            <text:p>P/Ehhh</text:p>
          </table:table-cell>
          <table:table-cell office:value-type="string" table:style-name="ce2">
            <text:p>市值hhh</text:p>
          </table:table-cell>
          <table:table-cell office:value-type="string" table:style-name="ce2">
            <text:p>总涨幅hhh</text:p>
          </table:table-cell>
          <table:table-cell office:value-type="string" table:style-name="ce4">
            <text:p>下一阶梯hhh</text:p>
          </table:table-cell>
          <table:table-cell office:value-type="string" table:style-name="ce4">
            <text:p>浮动止损价hhh</text:p>
          </table:table-cell>
          <table:table-cell office:value-type="string" table:style-name="ce2">
            <text:p>止损价hhh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<text:s/>计算机及网络</text:p>
          </table:table-cell>
          <table:table-cell office:value-type="percentage" office:value="1.3599999999999999E-2" table:style-name="ce13">
            <text:p>1.36%</text:p>
          </table:table-cell>
          <table:table-cell office:value-type="string" table:style-name="ce25">
            <text:p>挚文集团</text:p>
          </table:table-cell>
          <table:table-cell office:value-type="percentage" office:value="1.3599999999999999E-2" table:style-name="ce13">
            <text:p>1.36%</text:p>
          </table:table-cell>
          <table:table-cell office:value-type="float" office:value="9.2799999999999994" table:style-name="ce26">
            <text:p>9.2800</text:p>
          </table:table-cell>
          <table:table-cell office:value-type="float" office:value="6.85" table:style-name="ce26">
            <text:p>6.8500</text:p>
          </table:table-cell>
          <table:table-cell office:value-type="float" office:value="9.16" table:style-name="ce15">
            <text:p>9.16</text:p>
          </table:table-cell>
          <table:table-cell office:value-type="float" office:value="10.99" table:style-name="ce16">
            <text:p>10.99</text:p>
          </table:table-cell>
          <table:table-cell office:value-type="percentage" office:value="-0.26325344827586217" table:formula="of:=IF([.E30]&gt;0;[.F30]/[.E30]-1.0014;([.F30]-[.E30]))" table:style-name="ce76">
            <text:p>-26.33%</text:p>
          </table:table-cell>
          <table:table-cell office:value-type="float" office:value="11.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table:style-name="ce39">
            <text:p>11.600</text:p>
          </table:table-cell>
          <table:table-cell office:value-type="float" office:value="0" table:formula="of:=IF([.F30]&lt;[.E30]*1.25; 0; [.J30]/1.25*0.92)" table:style-name="ce78">
            <text:p>0.000</text:p>
          </table:table-cell>
          <table:table-cell office:value-type="float" office:value="0" table:style-name="ce77">
            <text:p>0.000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<text:s/>通讯业务</text:p>
          </table:table-cell>
          <table:table-cell office:value-type="percentage" office:value="6.7999999999999996E-3" table:style-name="ce13">
            <text:p>0.68%</text:p>
          </table:table-cell>
          <table:table-cell office:value-type="string" table:style-name="ce25">
            <text:p>哔哩哔哩</text:p>
          </table:table-cell>
          <table:table-cell office:value-type="percentage" office:value="6.7999999999999996E-3" table:style-name="ce13">
            <text:p>0.68%</text:p>
          </table:table-cell>
          <table:table-cell office:value-type="float" office:value="33.82" table:style-name="ce26">
            <text:p>33.8200</text:p>
          </table:table-cell>
          <table:table-cell office:value-type="float" office:value="29.55" table:style-name="ce26">
            <text:p>29.5500</text:p>
          </table:table-cell>
          <table:table-cell office:value-type="float" office:value="393.81" table:style-name="ce15">
            <text:p>393.81</text:p>
          </table:table-cell>
          <table:table-cell office:value-type="float" office:value="121.87" table:style-name="ce16">
            <text:p>121.87</text:p>
          </table:table-cell>
          <table:table-cell office:value-type="percentage" office:value="-0.12765665286812544" table:formula="of:=IF([.E31]&gt;0;[.F31]/[.E31]-1.0014;([.F31]-[.E31]))" table:style-name="ce76">
            <text:p>-12.77%</text:p>
          </table:table-cell>
          <table:table-cell office:value-type="float" office:value="42.2749999999999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table:style-name="ce73">
            <text:p>42.275</text:p>
          </table:table-cell>
          <table:table-cell office:value-type="float" office:value="0" table:style-name="ce78">
            <text:p>0.000</text:p>
          </table:table-cell>
          <table:table-cell office:value-type="float" office:value="0" table:style-name="ce77">
            <text:p>0.000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21">
            <text:p>其他</text:p>
          </table:table-cell>
          <table:table-cell office:value-type="percentage" office:value="1.5299999999999999E-2" table:number-columns-spanned="1" table:number-rows-spanned="2" table:style-name="ce27">
            <text:p>1.53%</text:p>
          </table:table-cell>
          <table:table-cell office:value-type="string" table:style-name="ce25">
            <text:p>美国生科ETF</text:p>
          </table:table-cell>
          <table:table-cell office:value-type="percentage" office:value="5.8999999999999999E-3" table:style-name="ce13">
            <text:p>0.59%</text:p>
          </table:table-cell>
          <table:table-cell office:value-type="float" office:value="92.49" table:style-name="ce26">
            <text:p>92.4900</text:p>
          </table:table-cell>
          <table:table-cell office:value-type="float" office:value="108.6" table:style-name="ce26">
            <text:p>108.600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-</text:p>
          </table:table-cell>
          <table:table-cell office:value-type="percentage" office:value="0.17278099253973389" table:formula="of:=IF([.E32]&gt;0;[.F32]/[.E32]-1.0014;([.F32]-[.E32]))" table:style-name="ce76">
            <text:p>17.28%</text:p>
          </table:table-cell>
          <table:table-cell office:value-type="float" office:value="115.6125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table:style-name="ce75">
            <text:p>115.613</text:p>
          </table:table-cell>
          <table:table-cell office:value-type="float" office:value="0" table:formula="of:=IF([.F32]&lt;[.E32]*1.25; 0; [.J32]/1.25*0.92)" table:style-name="ce78">
            <text:p>0.000</text:p>
          </table:table-cell>
          <table:table-cell office:value-type="float" office:value="0" table:style-name="ce77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25">
            <text:p>中概互联ETF</text:p>
          </table:table-cell>
          <table:table-cell office:value-type="percentage" office:value="9.4000000000000004E-3" table:style-name="ce13">
            <text:p>0.94%</text:p>
          </table:table-cell>
          <table:table-cell office:value-type="float" office:value="25.704999999999998" table:style-name="ce26">
            <text:p>25.7050</text:p>
          </table:table-cell>
          <table:table-cell office:value-type="float" office:value="40.58" table:style-name="ce74">
            <text:p>40.5800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-</text:p>
          </table:table-cell>
          <table:table-cell office:value-type="percentage" office:value="0.57728119042987736" table:formula="of:=IF([.E33]&gt;0;[.F33]/[.E33]-1.0014;([.F33]-[.E33]))" table:style-name="ce76">
            <text:p>57.73%</text:p>
          </table:table-cell>
          <table:table-cell office:value-type="float" office:value="50.205078125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table:style-name="ce75">
            <text:p>50.205</text:p>
          </table:table-cell>
          <table:table-cell office:value-type="float" office:value="36.950937500000002" table:formula="of:=IF([.F33]&lt;[.E33]*1.25; 0; [.J33]/1.25*0.92)" table:style-name="ce78">
            <text:p>36.951</text:p>
          </table:table-cell>
          <table:table-cell office:value-type="float" office:value="36.951000000000001" table:style-name="ce77">
            <text:p>36.951</text:p>
          </table:table-cell>
          <table:table-cell table:number-columns-repeated="16372"/>
        </table:table-row>
        <table:table-row table:style-name="ro1">
          <table:table-cell office:value-type="string" table:style-name="ce11">
            <text:p>地产</text:p>
          </table:table-cell>
          <table:table-cell office:value-type="percentage" office:value="8.8999999999999999E-3" table:style-name="ce13">
            <text:p>0.89%</text:p>
          </table:table-cell>
          <table:table-cell office:value-type="string" table:style-name="ce25">
            <text:p>滨江服务</text:p>
          </table:table-cell>
          <table:table-cell office:value-type="percentage" office:value="8.8999999999999999E-3" table:style-name="ce13">
            <text:p>0.89%</text:p>
          </table:table-cell>
          <table:table-cell office:value-type="float" office:value="13.741" table:style-name="ce26">
            <text:p>13.7410</text:p>
          </table:table-cell>
          <table:table-cell office:value-type="float" office:value="25.5" table:style-name="ce26">
            <text:p>25.5000</text:p>
          </table:table-cell>
          <table:table-cell office:value-type="float" office:value="11.33" table:style-name="ce15">
            <text:p>11.33</text:p>
          </table:table-cell>
          <table:table-cell office:value-type="float" office:value="70.48" table:style-name="ce16">
            <text:p>70.48</text:p>
          </table:table-cell>
          <table:table-cell office:value-type="percentage" office:value="0.85436013390582932" table:formula="of:=IF([.E34]&gt;0;[.F34]/[.E34]-1.0014;([.F34]-[.E34]))" table:style-name="ce76">
            <text:p>85.44%</text:p>
          </table:table-cell>
          <table:table-cell office:value-type="float" office:value="26.83789062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table:style-name="ce75">
            <text:p>26.838</text:p>
          </table:table-cell>
          <table:table-cell office:value-type="float" office:value="19.7526875" table:formula="of:=IF([.F34]&lt;[.E34]*1.25; 0; [.J34]/1.25*0.92)" table:style-name="ce78">
            <text:p>19.753</text:p>
          </table:table-cell>
          <table:table-cell office:value-type="float" office:value="24.690999999999999" table:style-name="ce77">
            <text:p>24.691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21">
            <text:p>食物饮品</text:p>
          </table:table-cell>
          <table:table-cell office:value-type="percentage" office:value="4.2799999999999998E-2" table:number-columns-spanned="1" table:number-rows-spanned="2" table:style-name="ce27">
            <text:p>4.28%</text:p>
          </table:table-cell>
          <table:table-cell office:value-type="string" table:style-name="ce25">
            <text:p>海天味业</text:p>
          </table:table-cell>
          <table:table-cell office:value-type="percentage" office:value="5.9999999999999995E-4" table:style-name="ce13">
            <text:p>0.06%</text:p>
          </table:table-cell>
          <table:table-cell office:value-type="float" office:value="36.299999999999997" table:style-name="ce26">
            <text:p>36.3000</text:p>
          </table:table-cell>
          <table:table-cell office:value-type="float" office:value="32.44" table:style-name="ce26">
            <text:p>32.4400</text:p>
          </table:table-cell>
          <table:table-cell office:value-type="float" office:value="25.87" table:style-name="ce15">
            <text:p>25.87</text:p>
          </table:table-cell>
          <table:table-cell office:value-type="float" office:value="1894.99" table:style-name="ce16">
            <text:p>1894.99</text:p>
          </table:table-cell>
          <table:table-cell office:value-type="percentage" office:value="-0.10773608815427005" table:formula="of:=IF([.E35]&gt;0;[.F35]/[.E35]-1.0014;([.F35]-[.E35]))" table:style-name="ce76">
            <text:p>-10.77%</text:p>
          </table:table-cell>
          <table:table-cell office:value-type="float" office:value="45.37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table:style-name="ce75">
            <text:p>45.375</text:p>
          </table:table-cell>
          <table:table-cell office:value-type="float" office:value="0" table:formula="of:=IF([.F35]&lt;[.E35]*1.25; 0; [.J35]/1.25*0.92)" table:style-name="ce78">
            <text:p>0.000</text:p>
          </table:table-cell>
          <table:table-cell office:value-type="float" office:value="0" table:style-name="ce77">
            <text:p>0.000</text:p>
          </table:table-cell>
          <table:table-cell table:number-columns-repeated="16372"/>
        </table:table-row>
        <table:table-row table:style-name="ro1">
          <table:covered-table-cell/>
          <table:covered-table-cell/>
          <table:table-cell office:value-type="string" table:style-name="ce25">
            <text:p>古井贡B</text:p>
          </table:table-cell>
          <table:table-cell office:value-type="percentage" office:value="4.2200000000000001E-2" table:style-name="ce13">
            <text:p>4.22%</text:p>
          </table:table-cell>
          <table:table-cell office:value-type="float" office:value="111.03400000000001" table:style-name="ce26">
            <text:p>111.0340</text:p>
          </table:table-cell>
          <table:table-cell office:value-type="float" office:value="104.71" table:style-name="ce26">
            <text:p>104.7100</text:p>
          </table:table-cell>
          <table:table-cell office:value-type="float" office:value="9" table:style-name="ce15">
            <text:p>9.00</text:p>
          </table:table-cell>
          <table:table-cell office:value-type="float" office:value="553.5" table:style-name="ce16">
            <text:p>553.50</text:p>
          </table:table-cell>
          <table:table-cell office:value-type="percentage" office:value="-5.8355527135832475E-2" table:formula="of:=IF([.E36]&gt;0;[.F36]/[.E36]-1.0014;([.F36]-[.E36]))" table:style-name="ce76">
            <text:p>-5.84%</text:p>
          </table:table-cell>
          <table:table-cell office:value-type="float" office:value="138.79250000000002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table:style-name="ce75">
            <text:p>138.793</text:p>
          </table:table-cell>
          <table:table-cell office:value-type="float" office:value="0" table:formula="of:=IF([.F36]&lt;[.E36]*1.25; 0; [.J36]/1.25*0.92)" table:style-name="ce78">
            <text:p>0.000</text:p>
          </table:table-cell>
          <table:table-cell office:value-type="float" office:value="0" table:style-name="ce77">
            <text:p>0.000</text:p>
          </table:table-cell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8">
            <text:p>ttt客户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style-name="ce2">
            <text:p>姓名hhh</text:p>
          </table:table-cell>
          <table:table-cell office:value-type="string" table:style-name="ce2">
            <text:p>份额hhh</text:p>
          </table:table-cell>
          <table:table-cell office:value-type="string" table:style-name="ce2">
            <text:p>市值hhh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flx</text:p>
          </table:table-cell>
          <table:table-cell office:value-type="float" office:value="154004.837" table:style-name="ce2">
            <text:p>154004.837</text:p>
          </table:table-cell>
          <table:table-cell office:value-type="float" office:value="525618.50868099998" table:formula="of:=[.A2]*[.B39]" table:style-name="ce28">
            <text:p>525618.51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office:value-type="string" table:style-name="ce4">
            <text:p>ddd</text:p>
          </table:table-cell>
          <table:table-cell table:number-columns-repeated="16372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48">
      <number:number number:decimal-places="3" number:min-decimal-places="3" number:min-integer-digits="1"/>
    </number:number-style>
    <number:number-style style:name="N49">
      <number:number number:decimal-places="4" number:min-decimal-places="4" number:min-integer-digits="1"/>
    </number:number-style>
    <style:style style:name="Accent" style:family="table-cell" style:data-style-name="N0"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/>
    </style:style>
    <style:style style:name="Accent_32_2" style:display-name="Accent 2" style:family="table-cell" style:data-style-name="N0">
      <style:table-cell-properties fo:background-color="#808080"/>
      <style:text-properties fo:color="#FFFFFF"/>
    </style:style>
    <style:style style:name="Accent_32_3" style:display-name="Accent 3" style:family="table-cell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ext-properties fo:color="#000000" fo:font-size="12pt" style:font-size-asian="12pt" style:font-size-complex="12pt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f1" style:family="table-cell">
      <style:table-cell-properties fo:background-color="#CCFFCC"/>
      <style:text-properties fo:color="#006600" style:font-family-generic="roman"/>
    </style:style>
    <style:style style:name="cf2" style:family="table-cell">
      <style:table-cell-properties fo:background-color="#FFCCCC"/>
      <style:text-properties fo:color="#CC0000" style:font-family-generic="roman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学男 董</dc:creator>
    <meta:creation-date>2017-06-23T23:02:58Z</meta:creation-date>
    <dc:date>2025-11-15T08:29:59Z</dc:date>
    <meta:editing-cycles>805</meta:editing-cycles>
    <meta:editing-duration>PT671912S</meta:editing-duration>
  </office:meta>
</office:document-meta>
</file>